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5.575cm" fo:min-width="21.952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1.773cm" fo:min-width="7.166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1.81cm" fo:min-width="4.7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90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2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28cm"/>
    </style:style>
    <style:style style:name="gr9" style:family="graphic" style:parent-style-name="objectwithoutfill">
      <style:graphic-properties draw:marker-end="Arrow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4.193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52cm" svg:height="15.825cm" svg:x="6.695cm" svg:y="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7.666cm" svg:height="12.023cm" svg:x="20.649cm" svg:y="1.848cm">
          <text:p text:style-name="P2"><text:span text:style-name="T1">6</text:span><text:span text:style-name="T1">4</text:span><text:span text:style-name="T1">-</text:span><text:span text:style-name="T1">b</text:span><text:span text:style-name="T1">it </text:span><text:span text:style-name="T1">c</text:span><text:span text:style-name="T1">o</text:span><text:span text:style-name="T1">u</text:span><text:span text:style-name="T1">n</text:span><text:span text:style-name="T1">t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5.227cm" svg:height="12.06cm" svg:x="7.64cm" svg:y="1.755cm">
          <text:p text:style-name="P2"><text:span text:style-name="T1">Regi</text:span><text:span text:style-name="T1">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3" draw:id="id3" draw:layer="layout" svg:width="4.409cm" svg:height="3.083cm" svg:x="0.221cm" svg:y="6.263cm">
          <draw:text-box>
            <text:p text:style-name="P5"><text:span text:style-name="T2">CPU i</text:span><text:span text:style-name="T1">/f</text:span></text:p>
            <text:p text:style-name="P5"><text:span text:style-name="T1">(Native </text:span><text:span text:style-name="T1">or </text:span></text:p>
            <text:p text:style-name="P5"><text:span text:style-name="T1">AXI4 </text:span><text:span text:style-name="T1">Lite)</text:span></text:p>
          </draw:text-box>
        </draw:frame>
        <draw:connector draw:style-name="gr5" draw:text-style-name="P7" draw:layer="layout" draw:line-skew="6.925cm" svg:x1="2.634cm" svg:y1="14.954cm" svg:x2="20.649cm" svg:y2="13.105cm" draw:start-shape="id1" draw:start-glue-point="1" draw:end-shape="id2" draw:end-glue-point="7" svg:d="M2634 14954h15932v-1849h2083" svg:viewBox="0 0 18016 1850">
          <text:p/>
        </draw:connector>
        <draw:connector draw:style-name="gr6" draw:text-style-name="P7" draw:layer="layout" svg:x1="4.63cm" svg:y1="7.804cm" svg:x2="7.64cm" svg:y2="7.785cm" draw:start-shape="id3" draw:start-glue-point="1" draw:end-shape="id4" draw:end-glue-point="3" svg:d="M4630 7804h1504v-19h1506" svg:viewBox="0 0 3011 20">
          <text:p/>
        </draw:connector>
        <draw:custom-shape draw:style-name="gr7" draw:text-style-name="P8" xml:id="id5" draw:id="id5" draw:layer="layout" svg:width="0.548cm" svg:height="0.822cm" draw:transform="rotate (1.5707963267949) translate (12.027cm 13.2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7" draw:layer="layout" draw:line-skew="0.531cm" svg:x1="2.634cm" svg:y1="14.954cm" svg:x2="12.849cm" svg:y2="12.995cm" draw:start-shape="id1" draw:start-glue-point="1" draw:end-shape="id5" draw:end-glue-point="7" svg:d="M2634 14954h11248v-1959h-1033" svg:viewBox="0 0 11249 1960">
          <text:p/>
        </draw:connector>
        <draw:frame draw:style-name="gr8" draw:text-style-name="P9" xml:id="id1" draw:id="id1" draw:layer="layout" svg:width="1.628cm" svg:height="1.558cm" svg:x="1.006cm" svg:y="14.175cm">
          <draw:text-box>
            <text:p text:style-name="P5"><text:span text:style-name="T3">c</text:span><text:span text:style-name="T3">l</text:span><text:span text:style-name="T3">k</text:span></text:p>
          </draw:text-box>
        </draw:frame>
        <draw:custom-shape draw:style-name="gr7" draw:text-style-name="P8" xml:id="id2" draw:id="id2" draw:layer="layout" svg:width="0.548cm" svg:height="0.822cm" draw:transform="rotate (-1.5707963267949) translate (21.471cm 12.8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9" xml:id="id6" draw:id="id6" draw:layer="layout" svg:width="1.628cm" svg:height="1.558cm" svg:x="1.006cm" svg:y="15.375cm">
          <draw:text-box>
            <text:p text:style-name="P5"><text:span text:style-name="T3">rst</text:span></text:p>
          </draw:text-box>
        </draw:frame>
        <draw:connector draw:style-name="gr5" draw:text-style-name="P7" draw:layer="layout" svg:x1="2.634cm" svg:y1="16.154cm" svg:x2="10.253cm" svg:y2="13.815cm" draw:start-shape="id6" draw:start-glue-point="1" draw:end-shape="id4" draw:end-glue-point="2" svg:d="M2634 16154h7619v-2339" svg:viewBox="0 0 7620 2340">
          <text:p/>
        </draw:connector>
        <draw:connector draw:style-name="gr5" draw:text-style-name="P7" draw:layer="layout" svg:x1="2.634cm" svg:y1="16.154cm" svg:x2="24.482cm" svg:y2="13.871cm" draw:start-shape="id6" draw:start-glue-point="1" draw:end-shape="id7" draw:end-glue-point="2" svg:d="M2634 16154h21848v-2283" svg:viewBox="0 0 21849 2284">
          <text:p/>
        </draw:connector>
        <draw:line draw:style-name="gr9" draw:text-style-name="P10" draw:layer="layout" svg:x1="12.857cm" svg:y1="2.926cm" svg:x2="20.627cm" svg:y2="2.926cm">
          <text:p/>
        </draw:line>
        <draw:frame draw:style-name="gr10" draw:text-style-name="P9" draw:layer="layout" svg:width="4.693cm" svg:height="1.558cm" svg:x="14.29cm" svg:y="1.815cm">
          <draw:text-box>
            <text:p text:style-name="P5"><text:span text:style-name="T3">so</text:span><text:span text:style-name="T3">ft </text:span><text:span text:style-name="T3">re</text:span><text:span text:style-name="T3">se</text:span><text:span text:style-name="T3">t</text:span></text:p>
          </draw:text-box>
        </draw:frame>
        <draw:frame draw:style-name="gr10" draw:text-style-name="P9" draw:layer="layout" svg:width="4.693cm" svg:height="1.558cm" svg:x="14.431cm" svg:y="3.594cm">
          <draw:text-box>
            <text:p text:style-name="P5"><text:span text:style-name="T3">enable</text:span></text:p>
          </draw:text-box>
        </draw:frame>
        <draw:frame draw:style-name="gr10" draw:text-style-name="P9" draw:layer="layout" svg:width="4.693cm" svg:height="1.558cm" svg:x="14.153cm" svg:y="7.786cm">
          <draw:text-box>
            <text:p text:style-name="P5"><text:span text:style-name="T3">c</text:span><text:span text:style-name="T3">o</text:span><text:span text:style-name="T3">u</text:span><text:span text:style-name="T3">n</text:span><text:span text:style-name="T3">t</text:span><text:span text:style-name="T3"> </text:span><text:span text:style-name="T3">l</text:span><text:span text:style-name="T3">o</text:span><text:span text:style-name="T3">w</text:span></text:p>
          </draw:text-box>
        </draw:frame>
        <draw:frame draw:style-name="gr10" draw:text-style-name="P9" draw:layer="layout" svg:width="4.748cm" svg:height="1.558cm" svg:x="14.125cm" svg:y="10.099cm">
          <draw:text-box>
            <text:p text:style-name="P5"><text:span text:style-name="T3">count high</text:span></text:p>
          </draw:text-box>
        </draw:frame>
        <draw:line draw:style-name="gr9" draw:text-style-name="P10" draw:layer="layout" svg:x1="12.857cm" svg:y1="4.826cm" svg:x2="20.627cm" svg:y2="4.826cm">
          <text:p/>
        </draw:line>
        <draw:line draw:style-name="gr9" draw:text-style-name="P10" draw:layer="layout" svg:x1="12.857cm" svg:y1="6.926cm" svg:x2="20.627cm" svg:y2="6.926cm">
          <text:p/>
        </draw:line>
        <draw:line draw:style-name="gr9" draw:text-style-name="P10" draw:layer="layout" svg:x1="12.857cm" svg:y1="9.126cm" svg:x2="20.627cm" svg:y2="9.126cm">
          <text:p/>
        </draw:line>
        <draw:line draw:style-name="gr9" draw:text-style-name="P10" draw:layer="layout" svg:x1="12.857cm" svg:y1="11.426cm" svg:x2="20.627cm" svg:y2="11.426cm">
          <text:p/>
        </draw:line>
        <draw:frame draw:style-name="gr10" draw:text-style-name="P9" draw:layer="layout" svg:width="4.693cm" svg:height="1.558cm" svg:x="14.432cm" svg:y="5.594cm">
          <draw:text-box>
            <text:p text:style-name="P5"><text:span text:style-name="T3">samp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0-10-17T19:04:23.406849537</dc:date>
    <meta:editing-duration>PT14H53M27S</meta:editing-duration>
    <meta:editing-cycles>33</meta:editing-cycles>
    <meta:generator>LibreOffice/6.0.7.3$Linux_X86_64 LibreOffice_project/00m0$Build-3</meta:generator>
    <meta:document-statistic meta:object-count="23"/>
  </office:meta>
</office:document-meta>
</file>